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E0000005EF2354BF320A50516.png" manifest:media-type="image/png"/>
  <manifest:file-entry manifest:full-path="Pictures/10000201000003FA0000006C9F1E5F15C4624A92.png" manifest:media-type="image/png"/>
  <manifest:file-entry manifest:full-path="Pictures/10000B960000029D0000012CE338388716D667E9.svg" manifest:media-type="image/svg+xml"/>
  <manifest:file-entry manifest:full-path="Pictures/10000201000000B20000005C0C94D5CFE5D12C68.png" manifest:media-type="image/png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47200000068AF72BA6325B1C76A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9cm, 0.836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614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8cm, 0cm, 0cm, 1.959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61cm, 1.037cm, 8.388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2.034cm, 0.929cm, 15.899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0cm, 0.929cm, 18.8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98cm, 1.016cm, 0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1cm, 12.622cm, 0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8cm, 1.016cm, 9.398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4cm, 11.761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365cm, 0.91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4cm, 0.91cm, 8.634cm)" draw:image-opacity="100%" style:mirror="none"/>
    </style:style>
    <style:style style:name="gr96" style:family="graphic" style:parent-style-name="standard">
      <style:graphic-properties draw:stroke="dash" draw:stroke-dash="Dashed_20__28_var_29_" svg:stroke-width="0.081cm" draw:marker-start-width="0.321cm" draw:marker-end-width="0.321cm" draw:opacity="16%" draw:textarea-horizontal-align="justify" draw:textarea-vertical-align="middle" draw:auto-grow-height="false" fo:min-height="11.608cm" fo:min-width="19.221cm" fo:padding-top="0.165cm" fo:padding-bottom="0.165cm" fo:padding-left="0.29cm" fo:padding-right="0.29cm"/>
    </style:style>
    <style:style style:name="gr97" style:family="graphic" style:parent-style-name="standard">
      <style:graphic-properties svg:stroke-color="#8d281e" draw:fill-color="#8d281e" draw:textarea-horizontal-align="justify" draw:textarea-vertical-align="middle" draw:auto-grow-height="false" fo:min-height="0.766cm" fo:min-width="19.301cm"/>
    </style:style>
    <style:style style:name="gr98" style:family="graphic" style:parent-style-name="standard">
      <style:graphic-properties draw:stroke="none" svg:stroke-color="#000000" draw:fill="solid" draw:fill-color="#f6f9d4" draw:opacity="100%" draw:opacity-name="" draw:auto-grow-height="true" draw:auto-grow-width="false" fo:max-height="0cm" fo:min-height="0.712cm"/>
    </style:style>
    <style:style style:name="gr9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101" style:family="graphic" style:parent-style-name="standard">
      <style:graphic-properties draw:stroke="none" svg:stroke-color="#000000" draw:fill="solid" draw:fill-color="#f6f9d4" draw:auto-grow-height="true" draw:auto-grow-width="false" fo:max-height="0cm" fo:min-height="1.423cm"/>
    </style:style>
    <style:style style:name="gr102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style:writing-mode="lr-tb"/>
      <style:text-properties fo:font-size="96pt"/>
    </style:style>
    <style:style style:name="P14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96pt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32pt" fo:background-color="#f6f9d4"/>
    </style:style>
    <style:style style:name="P17" style:family="paragraph">
      <loext:graphic-properties draw:fill-color="#ffffff"/>
    </style:style>
    <style:style style:name="P18" style:family="paragraph">
      <loext:graphic-properties draw:opacity="16%"/>
      <style:paragraph-properties fo:text-align="center"/>
    </style:style>
    <style:style style:name="P19" style:family="paragraph">
      <loext:graphic-properties draw:fill-color="#8d281e"/>
      <style:paragraph-properties fo:text-align="center"/>
    </style:style>
    <style:style style:name="P20" style:family="paragraph">
      <loext:graphic-properties draw:fill="solid" draw:fill-color="#f6f9d4" draw:opacity="100%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f6f9d4"/>
    </style:style>
    <style:style style:name="P23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0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2" draw:layer="layout" svg:width="6.941cm" svg:height="2.384cm" svg:x="12.7cm" svg:y="2.794cm">
          <draw:text-box>
            <text:p text:style-name="P11">Leaked organic carbon</text:p>
            <text:p text:style-name="P11">+</text:p>
            <text:p text:style-name="P11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3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3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6" xml:id="id13" draw:id="id13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2.948cm" svg:height="0.784cm" svg:x="4.926cm" svg:y="5.334cm">
          <draw:image xlink:href="Pictures/10000201000000B20000005C0C94D5CFE5D12C68.png" xlink:type="simple" xlink:show="embed" xlink:actuate="onLoad" loext:mime-type="image/png">
            <text:p/>
          </draw:image>
        </draw:frame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6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6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draw:frame draw:style-name="gr85" draw:text-style-name="P1" draw:layer="layout" svg:width="1.523cm" svg:height="0.605cm" svg:x="6.604cm" svg:y="9.301cm">
          <draw:image xlink:href="Pictures/10000201000000B20000005C0C94D5CFE5D12C68.png" xlink:type="simple" xlink:show="embed" xlink:actuate="onLoad" loext:mime-type="image/png">
            <text:p/>
          </draw:image>
        </draw:frame>
        <draw:frame draw:style-name="gr86" draw:text-style-name="P1" draw:layer="layout" svg:width="1.178cm" svg:height="0.882cm" svg:x="11.938cm" svg:y="5.08cm">
          <draw:image xlink:href="Pictures/10000201000000B20000005C0C94D5CFE5D12C6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name="CO2_0" xml:id="id22" draw:id="id22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3" draw:id="id23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5" draw:id="id25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4" draw:id="id24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2" draw:start-glue-point="2" draw:end-shape="id23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3" draw:start-glue-point="0" draw:end-shape="id24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2" draw:start-glue-point="2" draw:end-shape="id24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4" draw:start-glue-point="2" draw:end-shape="id25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5" draw:start-glue-point="0" draw:end-shape="id24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2" draw:start-glue-point="2" draw:end-shape="id22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4" draw:start-glue-point="2" draw:end-shape="id22" draw:end-glue-point="0" svg:d="M15005 5068c0 4156-46 1386-46 5541" svg:viewBox="0 0 47 5542">
          <text:p/>
        </draw:connector>
        <draw:frame draw:style-name="gr35" draw:text-style-name="P2" draw:layer="layout" svg:width="3.144cm" svg:height="0.962cm" svg:x="19.716cm" svg:y="13.208cm">
          <draw:text-box>
            <text:p>electricity</text:p>
          </draw:text-box>
        </draw:frame>
        <draw:line draw:style-name="gr73" draw:text-style-name="P4" draw:layer="layout" svg:x1="15.24cm" svg:y1="7.366cm" svg:x2="19.812cm" svg:y2="13.716cm">
          <text:p/>
        </draw:line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0" draw:text-style-name="P1" draw:layer="layout" svg:width="6.857cm" svg:height="0.887cm" svg:x="6.351cm" svg:y="5.971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1" draw:text-style-name="P1" draw:layer="layout" svg:width="5.333cm" svg:height="0.762cm" svg:x="7.366cm" svg:y="13.716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2" draw:text-style-name="P1" draw:layer="layout" svg:width="3.809cm" svg:height="0.887cm" svg:x="10.922cm" svg:y="8.636cm">
          <draw:image xlink:href="Pictures/10000201000003FA0000006C9F1E5F15C4624A92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 draw:name="CO2_0" xml:id="id26" draw:id="id26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7" draw:id="id27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9" draw:id="id29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8" draw:id="id28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6" draw:start-glue-point="2" draw:end-shape="id27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7" draw:start-glue-point="0" draw:end-shape="id28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6" draw:start-glue-point="2" draw:end-shape="id28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8" draw:start-glue-point="2" draw:end-shape="id29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9" draw:start-glue-point="0" draw:end-shape="id28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6" draw:start-glue-point="2" draw:end-shape="id26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8" draw:start-glue-point="2" draw:end-shape="id26" draw:end-glue-point="0" svg:d="M15005 5068c0 4156-46 1386-46 5541" svg:viewBox="0 0 47 5542">
          <text:p/>
        </draw:connector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3" draw:text-style-name="P1" draw:layer="layout" svg:width="4.571cm" svg:height="0.762cm" svg:x="7.112cm" svg:y="13.71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4" draw:text-style-name="P1" draw:layer="layout" svg:width="6.099cm" svg:height="0.762cm" svg:x="6.347cm" svg:y="6.09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5" draw:text-style-name="P1" draw:layer="layout" svg:width="3.049cm" svg:height="0.762cm" svg:x="11.684cm" svg:y="8.382cm">
          <draw:image xlink:href="Pictures/100002010000039E0000005EF2354BF320A50516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96" draw:text-style-name="P18" draw:layer="layout" svg:width="19.801cm" svg:height="11.938cm" svg:x="4.837cm" svg:y="2.794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9" draw:layer="layout" svg:width="19.801cm" svg:height="1.016cm" svg:x="4.826cm" svg:y="13.655cm">
          <text:p/>
          <draw:enhanced-geometry svg:viewBox="0 0 21600 21600" draw:type="rectangle" draw:enhanced-path="M 0 0 L 21600 0 21600 21600 0 21600 0 0 Z N"/>
        </draw:custom-shape>
        <draw:frame draw:style-name="gr98" draw:text-style-name="P20" xml:id="id31" draw:id="id31" draw:layer="layout" svg:width="4.572cm" svg:height="0.962cm" svg:x="5.08cm" svg:y="5.388cm">
          <draw:text-box>
            <text:p>Phytoplankton</text:p>
          </draw:text-box>
        </draw:frame>
        <draw:frame draw:style-name="gr99" draw:text-style-name="P21" xml:id="id33" draw:id="id33" draw:layer="layout" svg:width="5.842cm" svg:height="0.962cm" svg:x="10.922cm" svg:y="13.208cm">
          <draw:text-box>
            <text:p>Organic matter [C]</text:p>
          </draw:text-box>
        </draw:frame>
        <draw:frame draw:style-name="gr100" draw:text-style-name="P21" xml:id="id35" draw:id="id35" draw:layer="layout" svg:width="6.096cm" svg:height="1.016cm" svg:x="18.396cm" svg:y="5.488cm">
          <draw:text-box>
            <text:p>Microbial detritivore</text:p>
          </draw:text-box>
        </draw:frame>
        <draw:g draw:name="CO2_0" xml:id="id30" draw:id="id30">
          <svg:title>TexMaths</svg:title>
          <svg:desc>28§display§CO_2§svg§600§FALSE§CO2</svg:desc>
          <draw:frame draw:style-name="gr5" draw:text-style-name="P1" draw:layer="layout" svg:width="1.87cm" svg:height="0.837cm" svg:x="12.908cm" svg:y="0.941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connector draw:style-name="gr72" draw:text-style-name="P4" draw:layer="layout" draw:type="curve" svg:x1="12.908cm" svg:y1="1.359cm" svg:x2="7.366cm" svg:y2="5.388cm" draw:start-shape="id30" draw:start-glue-point="3" draw:end-shape="id31" draw:end-glue-point="0" svg:d="M12908 1359c-3695 0-5542 1343-5542 4029" svg:viewBox="0 0 5543 4030">
          <text:p/>
        </draw:connector>
        <draw:frame draw:style-name="gr101" draw:text-style-name="P22" xml:id="id32" draw:id="id32" draw:layer="layout" svg:width="4.572cm" svg:height="1.673cm" svg:x="8.936cm" svg:y="8.487cm">
          <draw:text-box>
            <text:p>Phytoplankton biomass [P]</text:p>
          </draw:text-box>
        </draw:frame>
        <draw:frame draw:style-name="gr102" draw:text-style-name="P21" xml:id="id34" draw:id="id34" draw:layer="layout" svg:width="4.064cm" svg:height="1.673cm" svg:x="14.016cm" svg:y="8.536cm">
          <draw:text-box>
            <text:p>Microbial biomass [B]</text:p>
          </draw:text-box>
        </draw:frame>
        <draw:connector draw:style-name="gr72" draw:text-style-name="P4" draw:layer="layout" draw:type="curve" svg:x1="9.652cm" svg:y1="5.869cm" svg:x2="11.222cm" svg:y2="8.487cm" draw:start-shape="id31" draw:start-glue-point="1" draw:end-shape="id32" draw:end-glue-point="0" svg:d="M9652 5869c1047 0 1570 872 1570 2618" svg:viewBox="0 0 1571 2619">
          <text:p/>
        </draw:connector>
        <draw:connector draw:style-name="gr72" draw:text-style-name="P4" draw:layer="layout" draw:type="curve" svg:x1="9.652cm" svg:y1="5.869cm" svg:x2="13.843cm" svg:y2="1.778cm" draw:start-shape="id31" draw:start-glue-point="1" draw:end-shape="id30" draw:end-glue-point="2" svg:d="M9652 5869c2794 0 4191-1363 4191-4091" svg:viewBox="0 0 4192 4092">
          <text:p/>
        </draw:connector>
        <draw:connector draw:style-name="gr72" draw:text-style-name="P4" draw:layer="layout" draw:type="curve" svg:x1="11.222cm" svg:y1="10.16cm" svg:x2="13.843cm" svg:y2="13.208cm" draw:start-shape="id32" draw:start-glue-point="2" draw:end-shape="id33" draw:end-glue-point="0" svg:d="M11222 10160c0 2286 2621 762 2621 3048" svg:viewBox="0 0 2622 3049">
          <text:p/>
        </draw:connector>
        <draw:connector draw:style-name="gr72" draw:text-style-name="P4" draw:layer="layout" draw:type="curve" svg:x1="16.048cm" svg:y1="10.209cm" svg:x2="13.843cm" svg:y2="13.208cm" draw:start-shape="id34" draw:start-glue-point="2" draw:end-shape="id33" draw:end-glue-point="0" svg:d="M16048 10209c0 2250-2205 751-2205 2999" svg:viewBox="0 0 2206 3000">
          <text:p/>
        </draw:connector>
        <draw:connector draw:style-name="gr72" draw:text-style-name="P4" draw:layer="layout" draw:type="curve" svg:x1="16.764cm" svg:y1="13.689cm" svg:x2="21.444cm" svg:y2="6.504cm" draw:start-shape="id33" draw:start-glue-point="1" draw:end-shape="id35" draw:end-glue-point="2" svg:d="M16764 13689c3120 0 4680-2395 4680-7185" svg:viewBox="0 0 4681 7186">
          <text:p/>
        </draw:connector>
        <draw:connector draw:style-name="gr72" draw:text-style-name="P4" draw:layer="layout" draw:type="curve" svg:x1="18.396cm" svg:y1="5.996cm" svg:x2="13.843cm" svg:y2="1.778cm" draw:start-shape="id35" draw:start-glue-point="3" draw:end-shape="id30" draw:end-glue-point="2" svg:d="M18396 5996c-3036 0-4553-1406-4553-4218" svg:viewBox="0 0 4554 4219">
          <text:p/>
        </draw:connector>
        <draw:connector draw:style-name="gr72" draw:text-style-name="P4" draw:layer="layout" draw:type="curve" svg:x1="18.396cm" svg:y1="5.996cm" svg:x2="16.048cm" svg:y2="8.536cm" draw:start-shape="id35" draw:start-glue-point="3" draw:end-shape="id34" draw:end-glue-point="0" svg:d="M18396 5996c-1566 0-2348 846-2348 2540" svg:viewBox="0 0 2349 2541">
          <text:p/>
        </draw:connector>
        <draw:frame draw:style-name="gr103" draw:text-style-name="P23" draw:layer="layout" svg:width="5.08cm" svg:height="0.962cm" svg:x="7.828cm" svg:y="0.508cm">
          <draw:text-box>
            <text:p>photosynthesis</text:p>
          </draw:text-box>
        </draw:frame>
        <draw:frame draw:style-name="gr104" draw:text-style-name="P23" draw:layer="layout" svg:width="3.598cm" svg:height="1.673cm" svg:x="9.864cm" svg:y="2.97cm">
          <draw:text-box>
            <text:p>Aerobic respiration</text:p>
          </draw:text-box>
        </draw:frame>
        <draw:frame draw:style-name="gr105" draw:text-style-name="P23" draw:layer="layout" svg:width="2.286cm" svg:height="0.962cm" svg:x="9.582cm" svg:y="10.958cm">
          <draw:text-box>
            <text:p>death</text:p>
          </draw:text-box>
        </draw:frame>
        <draw:frame draw:style-name="gr105" draw:text-style-name="P23" draw:layer="layout" svg:width="2.286cm" svg:height="0.962cm" svg:x="15.682cm" svg:y="10.958cm">
          <draw:text-box>
            <text:p>death</text:p>
          </draw:text-box>
        </draw:frame>
        <draw:frame draw:style-name="gr104" draw:text-style-name="P23" draw:layer="layout" svg:width="3.302cm" svg:height="1.673cm" svg:x="7.856cm" svg:y="6.466cm">
          <draw:text-box>
            <text:p>Resource allocation</text:p>
          </draw:text-box>
        </draw:frame>
        <draw:frame draw:style-name="gr104" draw:text-style-name="P23" draw:layer="layout" svg:width="3.302cm" svg:height="1.673cm" svg:x="16.456cm" svg:y="6.467cm">
          <draw:text-box>
            <text:p>Resource allocation</text:p>
          </draw:text-box>
        </draw:frame>
        <draw:frame draw:style-name="gr105" draw:text-style-name="P23" draw:layer="layout" svg:width="1.524cm" svg:height="0.962cm" svg:x="20.836cm" svg:y="10.414cm">
          <draw:text-box>
            <text:p>Eat</text:p>
          </draw:text-box>
        </draw:frame>
        <draw:frame draw:style-name="gr104" draw:text-style-name="P23" draw:layer="layout" svg:width="3.598cm" svg:height="1.673cm" svg:x="14.464cm" svg:y="2.971cm">
          <draw:text-box>
            <text:p>Aerobic respiration</text:p>
          </draw:text-box>
        </draw:frame>
        <presentation:notes draw:style-name="dp2">
          <office:forms form:automatic-focus="false" form:apply-design-mode="false"/>
          <draw:page-thumbnail draw:style-name="gr1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3-29T13:09:40.678683707</dc:date>
    <meta:editing-duration>PT7H25M44S</meta:editing-duration>
    <meta:editing-cycles>41</meta:editing-cycles>
    <meta:generator>LibreOffice/6.3.3.2$MacOSX_X86_64 LibreOffice_project/a64200df03143b798afd1ec74a12ab50359878ed</meta:generator>
    <meta:document-statistic meta:object-count="329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